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Lucida Console', monospace"/>
    <style:font-face style:name="Open Sans" svg:font-family="'Open Sans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03adbd" officeooo:paragraph-rsid="0003adbd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3a3a3a" loext:opacity="100%" style:font-name="Open Sans" fo:font-size="11.25pt" fo:letter-spacing="normal" fo:font-style="normal"/>
    </style:style>
    <style:style style:name="T2" style:family="text">
      <style:text-properties fo:font-variant="normal" fo:text-transform="none" fo:color="#3a3a3a" loext:opacity="100%" style:font-name="Open Sans" fo:font-size="11.25pt" fo:letter-spacing="normal" fo:font-style="normal" fo:font-weight="normal"/>
    </style:style>
    <style:style style:name="T3" style:family="text">
      <style:text-properties fo:font-variant="normal" fo:text-transform="none" fo:color="#3a3a3a" loext:opacity="100%" style:font-name="Open Sans" fo:font-size="11.25pt" fo:letter-spacing="normal" fo:font-style="normal" fo:font-weight="bold" style:font-weight-asian="bold" style:font-weight-complex="bold"/>
    </style:style>
    <style:style style:name="T4" style:family="text">
      <style:text-properties officeooo:rsid="0003adb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2"><text:span text:style-name="T2">Array</text:span></text:p>
      <text:p text:style-name="P1"><text:span text:style-name="T2"/></text:p>
      <text:p text:style-name="P1"><text:span text:style-name="T2">1. Which of these operators is used to allocate memory to array variable in Java?</text:span><text:line-break/><text:span text:style-name="T2">a)malloc</text:span><text:line-break/><text:span text:style-name="T2">b)alloc</text:span><text:line-break/><text:span text:style-name="T3">c)new</text:span><text:line-break/><text:span text:style-name="T2">d) new malloc</text:span></text:p>
      <text:p text:style-name="P1"><text:span text:style-name="T2"/></text:p>
      <text:p text:style-name="P1"><text:span text:style-name="T2"/></text:p>
      <text:p text:style-name="P1"><text:span text:style-name="T2">2. Which of these is an incorrect array declaration?</text:span></text:p>
      <text:p text:style-name="P1"><text:span text:style-name="T2">a) int arr[] = new int[5]</text:span></text:p>
      <text:p text:style-name="P1"><text:span text:style-name="T2">b) int [] arr = new int[5]</text:span></text:p>
      <text:p text:style-name="P1"><text:span text:style-name="T2">c) int arr[] = new int[5]</text:span></text:p>
      <text:p text:style-name="P3"><text:span text:style-name="T1">d) int arr[] = int [5] new</text:span></text:p>
      <text:p text:style-name="P3"><text:span text:style-name="T1"/></text:p>
      <text:p text:style-name="P4"><text:span text:style-name="T1">3. What will be the output of the following Java code?</text:span></text:p>
      <text:p text:style-name="P4"><text:span text:style-name="T1"/></text:p>
      <text:p text:style-name="P4"><text:span text:style-name="T1"><text:s text:c="4"/>int arr[] = new int [5];</text:span></text:p>
      <text:p text:style-name="P4"><text:span text:style-name="T1"><text:s text:c="4"/>System.out.print(arr);</text:span></text:p>
      <text:p text:style-name="P4"><text:span text:style-name="T1">a) 0</text:span></text:p>
      <text:p text:style-name="P4"><text:span text:style-name="T1">b) value stored in arr[0]</text:span></text:p>
      <text:p text:style-name="P4"><text:span text:style-name="T1">c) 00000</text:span></text:p>
      <text:p text:style-name="P3"><text:span text:style-name="T1">d) Class name@ hashcode in hexadecimal for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4. Which of these is an incorrect Statement?</text:p>
      <text:p text:style-name="P4">a) <text:span text:style-name="T5">It is necessary to use new operator to initialize an array</text:span></text:p>
      <text:p text:style-name="P4">b) Array can be initialized using comma separated expressions surrounded by curly braces</text:p>
      <text:p text:style-name="P4">c) Array can be initialized when they are declared</text:p>
      <text:p text:style-name="P4">d) None of the mentioned</text:p>
      <text:p text:style-name="P1"/>
      <text:p text:style-name="P1">5. Which of these is necessary to specify at time of array initialization?</text:p>
      <text:p text:style-name="P1">a)<text:span text:style-name="T5"> Row</text:span></text:p>
      <text:p text:style-name="P1">b) Column</text:p>
      <text:p text:style-name="P1">c) Both Row and Column</text:p>
      <text:p text:style-name="P1">d) None of the mentioned</text:p>
      <text:p text:style-name="P1"/>
      <text:p text:style-name="P1"/>
      <text:p text:style-name="P1">6. What will be the output of the following Java code?</text:p>
      <text:p text:style-name="P1"/>
      <text:p text:style-name="P1"><text:s text:c="4"/>class array_output </text:p>
      <text:p text:style-name="P1"><text:s text:c="4"/>{</text:p>
      <text:p text:style-name="P1"><text:s text:c="8"/>public static void main(String args[]) </text:p>
      <text:p text:style-name="P1"><text:s text:c="8"/>{</text:p>
      <text:p text:style-name="P1"><text:s text:c="12"/>int array_variable [] = new int[10];</text:p>
      <text:p text:style-name="P1"><text:tab/> <text:s text:c="3"/>for (int i = 0; i &lt; 10; ++i) </text:p>
      <text:p text:style-name="P1"><text:s text:c="12"/>{</text:p>
      <text:p text:style-name="P1"><text:s text:c="16"/>array_variable[i] = i;</text:p>
      <text:p text:style-name="P1"><text:soft-page-break/><text:s text:c="16"/>System.out.print(array_variable[i] + " ");</text:p>
      <text:p text:style-name="P1"><text:s text:c="16"/>i++;</text:p>
      <text:p text:style-name="P1"><text:s text:c="12"/>}</text:p>
      <text:p text:style-name="P1"><text:s text:c="8"/>} </text:p>
      <text:p text:style-name="P1"><text:s text:c="4"/>}</text:p>
      <text:p text:style-name="P3">a) 0 2 4 6 8</text:p>
      <text:p text:style-name="P1">b) 1 3 5 7 9</text:p>
      <text:p text:style-name="P1">c) 0 1 2 3 4 5 6 7 8 9</text:p>
      <text:p text:style-name="P1">d) 1 2 3 4 5 6 7 8 9 10</text:p>
      <text:p text:style-name="P1"/>
      <text:p text:style-name="P1">7. What will be the output of the following Java code?</text:p>
      <text:p text:style-name="P1"/>
      <text:p text:style-name="P1"><text:s text:c="4"/>class multidimention_array </text:p>
      <text:p text:style-name="P1"><text:s text:c="4"/>{</text:p>
      <text:p text:style-name="P1"><text:s text:c="8"/>public static void main(String args[])</text:p>
      <text:p text:style-name="P1"><text:s text:c="8"/>{</text:p>
      <text:p text:style-name="P1"><text:s text:c="12"/>int arr[][] = new int[3][];</text:p>
      <text:p text:style-name="P1"><text:s text:c="12"/>arr[0] = new int[1];</text:p>
      <text:p text:style-name="P1"><text:s text:c="12"/>arr[1] = new int[2];</text:p>
      <text:p text:style-name="P1"><text:s text:c="12"/>arr[2] = new int[3]; <text:s text:c="14"/></text:p>
      <text:p text:style-name="P1"><text:tab/> <text:s text:c="3"/>int sum = 0;</text:p>
      <text:p text:style-name="P1"><text:tab/> <text:s text:c="3"/>for (int i = 0; i &lt; 3; ++i) </text:p>
      <text:p text:style-name="P1"><text:tab/> <text:s text:c="7"/>for (int j = 0; j &lt; i + 1; ++j)</text:p>
      <text:p text:style-name="P1"><text:s text:c="20"/>arr[i][j] = j + 1;</text:p>
      <text:p text:style-name="P1"><text:tab/> <text:s text:c="3"/>for (int i = 0; i &lt; 3; ++i) </text:p>
      <text:p text:style-name="P1"><text:tab/> <text:s text:c="7"/>for (int j = 0; j &lt; i + 1; ++j)</text:p>
      <text:p text:style-name="P1"><text:s text:c="20"/>sum + = arr[i][j];</text:p>
      <text:p text:style-name="P1"><text:tab/> <text:s text:c="3"/>System.out.print(sum); <text:tab/></text:p>
      <text:p text:style-name="P1"><text:s text:c="8"/>} </text:p>
      <text:p text:style-name="P1"><text:s text:c="4"/>}</text:p>
      <text:p text:style-name="P1">a) 11</text:p>
      <text:p text:style-name="P3">b) 10</text:p>
      <text:p text:style-name="P1">c) 13</text:p>
      <text:p text:style-name="P1">d) 14</text:p>
      <text:p text:style-name="P1"/>
      <text:p text:style-name="P1"/>
      <text:p text:style-name="P1"/>
      <text:p text:style-name="P1"><text:span text:style-name="T4">8. </text:span>What will be the output of the following Java code?</text:p>
      <text:p text:style-name="P1"/>
      <text:p text:style-name="P1"><text:s text:c="4"/>class evaluate </text:p>
      <text:p text:style-name="P1"><text:s text:c="4"/>{</text:p>
      <text:p text:style-name="P1"><text:s text:c="8"/>public static void main(String args[]) </text:p>
      <text:p text:style-name="P1"><text:s text:c="12"/>{</text:p>
      <text:p text:style-name="P1"><text:tab/> <text:s text:c="7"/>int arr[] = new int[] {0 , 1, 2, 3, 4, 5, 6, 7, 8, 9};</text:p>
      <text:p text:style-name="P1"><text:tab/> <text:s text:c="7"/>int n = 6;</text:p>
      <text:p text:style-name="P1"><text:s text:c="16"/>n = arr[arr[n] / 2];</text:p>
      <text:p text:style-name="P1"><text:tab/> <text:s text:c="7"/>System.out.println(arr[n] / 2);</text:p>
      <text:p text:style-name="P1"><text:s text:c="12"/>} </text:p>
      <text:p text:style-name="P1"><text:s text:c="4"/>}</text:p>
      <text:p text:style-name="P1"><text:soft-page-break/>a) 3</text:p>
      <text:p text:style-name="P1">b) 0</text:p>
      <text:p text:style-name="P1">c) 6</text:p>
      <text:p text:style-name="P3">d) 1</text:p>
      <text:p text:style-name="P1"/>
      <text:p text:style-name="P1">9. What will be the output of the following Java code?</text:p>
      <text:p text:style-name="P1"/>
      <text:p text:style-name="P1"><text:s text:c="4"/>class array_output </text:p>
      <text:p text:style-name="P1"><text:s text:c="4"/>{</text:p>
      <text:p text:style-name="P1"><text:s text:c="8"/>public static void main(String args[]) </text:p>
      <text:p text:style-name="P1"><text:s text:c="8"/>{</text:p>
      <text:p text:style-name="P1"><text:s text:c="12"/>char array_variable [] = new char[10];</text:p>
      <text:p text:style-name="P1"><text:tab/> <text:s text:c="3"/>for (int i = 0; i &lt; 10; ++i) </text:p>
      <text:p text:style-name="P1"><text:s text:c="12"/>{</text:p>
      <text:p text:style-name="P1"><text:s text:c="16"/>array_variable[i] = 'i';</text:p>
      <text:p text:style-name="P1"><text:s text:c="16"/>System.out.print(array_variable[i] + "");</text:p>
      <text:p text:style-name="P1"><text:s text:c="12"/>}</text:p>
      <text:p text:style-name="P1"><text:s text:c="8"/>} </text:p>
      <text:p text:style-name="P1"><text:s text:c="4"/>}</text:p>
      <text:p text:style-name="P1">a) 1 2 3 4 5 6 7 8 9 10</text:p>
      <text:p text:style-name="P1">b) 0 1 2 3 4 5 6 7 8 9 10</text:p>
      <text:p text:style-name="P1">c) i j k l m n o p q r</text:p>
      <text:p text:style-name="P3">d) i i i i i i i i i i</text:p>
      <text:p text:style-name="P1"/>
      <text:p text:style-name="P1"/>
      <text:p text:style-name="P1">10. What will be the output of the following Java code?</text:p>
      <text:p text:style-name="P1"/>
      <text:p text:style-name="P1"><text:s text:c="4"/>class array_output </text:p>
      <text:p text:style-name="P1"><text:s text:c="4"/>{</text:p>
      <text:p text:style-name="P1"><text:s text:c="8"/>public static void main(String args[]) </text:p>
      <text:p text:style-name="P1"><text:s text:c="8"/>{</text:p>
      <text:p text:style-name="P1"><text:s text:c="12"/>int array_variable[][] = {{ 1, 2, 3}, { 4 , 5, 6}, { 7, 8, 9}};</text:p>
      <text:p text:style-name="P1"><text:s text:c="12"/>int sum = 0;</text:p>
      <text:p text:style-name="P1"><text:s text:c="12"/>for (int i = 0; i &lt; 3; ++i)</text:p>
      <text:p text:style-name="P1"><text:s text:c="16"/>for (int j = 0; j &lt; <text:s/>3 ; ++j)</text:p>
      <text:p text:style-name="P1"><text:s text:c="20"/>sum = sum + array_variable[i][j];</text:p>
      <text:p text:style-name="P1"><text:s text:c="12"/>System.out.print(sum / 5);</text:p>
      <text:p text:style-name="P1"><text:s text:c="8"/>} </text:p>
      <text:p text:style-name="P1"><text:s text:c="4"/>}</text:p>
      <text:p text:style-name="P1">a) 8</text:p>
      <text:p text:style-name="P3">b) 9</text:p>
      <text:p text:style-name="P1">c) 10</text:p>
      <text:p text:style-name="P1">d) 11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Lucida Console', monospace"/>
    <style:font-face style:name="Open Sans" svg:font-family="'Open Sans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3T18:53:46.618000000</meta:creation-date>
    <dc:date>2021-05-03T19:04:46.411000000</dc:date>
    <meta:editing-duration>PT39S</meta:editing-duration>
    <meta:editing-cycles>1</meta:editing-cycles>
    <meta:document-statistic meta:table-count="0" meta:image-count="0" meta:object-count="0" meta:page-count="3" meta:paragraph-count="114" meta:word-count="572" meta:character-count="3140" meta:non-whitespace-character-count="2035"/>
    <meta:generator>LibreOffice/7.0.4.2$Windows_X86_64 LibreOffice_project/dcf040e67528d9187c66b2379df5ea4407429775</meta:generator>
  </office:meta>
</office:document-meta>
</file>